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1AE00000064FAB15B492.svm"/>
  <manifest:file-entry manifest:media-type="" manifest:full-path="Pictures/2000000700003A8000001E49A3D1BCFD.svm"/>
  <manifest:file-entry manifest:media-type="" manifest:full-path="Pictures/2000000700002B0000001E49E7236F73.svm"/>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Timing" svg:font-family="Timing" style:font-adornments="Regular" style:font-family-generic="roman" style:font-pitch="fixed" style:font-charset="x-symbol"/>
    <style:font-face style:name="OpenSymbol" svg:font-family="OpenSymbol" style:font-pitch="variable" style:font-charset="x-symbol"/>
    <style:font-face style:name="Arial" svg:font-family="Arial"/>
    <style:font-face style:name="Tahoma1" svg:font-family="Tahoma"/>
    <style:font-face style:name="Courier New" svg:font-family="'Courier New'" style:font-family-generic="modern" style:font-pitch="fixed"/>
    <style:font-face style:name="Lucida Console" svg:font-family="'Lucida Console'" style:font-adornments="Bold" style:font-family-generic="modern" style:font-pitch="fixed"/>
    <style:font-face style:name="Arial Unicode MS" svg:font-family="'Arial Unicode MS'" style:font-pitch="variable"/>
    <style:font-face style:name="Tahoma" svg:font-family="Tahoma" style:font-pitch="variable"/>
    <style:font-face style:name="Arial1" svg:font-family="Arial" style:font-family-generic="swiss" style:font-pitch="variable"/>
  </office:font-face-decls>
  <office:automatic-styles>
    <style:style style:name="T1" style:family="text">
      <style:text-properties style:text-position="super 58%"/>
    </style:style>
    <style:style style:name="T2" style:family="text">
      <style:text-properties style:font-name="OpenSymbol" style:font-name-asian="OpenSymbol" style:font-name-complex="OpenSymbol"/>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How to call a python function from OO Calc</text:p>
      <text:p text:style-name="Subtitle">8 Dec 2010 <text:s text:c="3"/>Updated: 20 Oct 2011</text:p>
      <text:p text:style-name="Subtitle"><text:a xlink:type="simple" xlink:href="mailto:someonesdad1@gmail.com">someonesdad1@gmail.com</text:a> </text:p>
      <text:p text:style-name="Text_20_body"/>
      <text:p text:style-name="Text_20_body">I prefer not to use Open Office's Basic macro language<text:note text:id="ftn0" text:note-class="footnote"><text:note-citation>1</text:note-citation><text:note-body><text:p text:style-name="Footnote">The reasons are unimportant for this document's purpose.</text:p></text:note-body></text:note>. <text:s/>I prefer to use the python programming language and would like to be able to call python functions from within a cell formula. <text:s text:c="3"/>The bad news is this isn't possible. <text:s/>The good news, however, is that with a little work using the Basic macro language, you can call python functions to do programming tasks for your spreadsheet. <text:s/>There is no built-in debugger or IDE for python code, so you write your python scripts in a text editor and figure out what went wrong from the error messages.</text:p>
      <text:p text:style-name="Text_20_body">The example I'm going to present here is simple but practical. <text:s/>We'll call a Basic macro with the contents of two cells: <text:s/><text:span text:style-name="Code">SI(a1; a2)</text:span>. <text:s/>This Basic macro will 1) call the python function <text:span text:style-name="Code">ToSI()</text:span> with these two parameters and 2) return the value the python script returns to the spreadsheet cell it was called from. <text:s/>Cell <text:span text:style-name="Code">a1</text:span> is a number (integer or floating point) and cell <text:span text:style-name="Code">a2</text:span> is a string. <text:s/>Our python function will examine the first non-space character of the string in <text:span text:style-name="Code">a2</text:span> and, if it is a valid SI prefix letter, will return the number in <text:span text:style-name="Code">a1</text:span> divided by the appropriate power of 10. <text:s/>If the first character is not a valid SI prefix, the number is returned unchanged. <text:s/>This effectively displays the number in cell <text:span text:style-name="Code">a1</text:span> in the units given in the string in cell <text:span text:style-name="Code">a2</text:span>.</text:p>
      <text:p text:style-name="Text_20_body">I use this functionality in some spreadsheets, as it makes it easy to support engineering notation.</text:p>
      <text:h text:style-name="Heading_20_1" text:outline-level="1">The python code</text:h>
      <text:p text:style-name="Text_20_body">The python code to do this is (save it in a file named <text:span text:style-name="Code">myscript.py</text:span>):</text:p>
      <text:p text:style-name="Code">def ToSI(value, unit):</text:p>
      <text:p text:style-name="Code"><text:s text:c="4"/>'''Expects value to be a number and unit to be a string of zero or more</text:p>
      <text:p text:style-name="Code"><text:s text:c="4"/>characters. <text:s/>The first non-space character of unit is gotten and, if it</text:p>
      <text:p text:style-name="Code"><text:s text:c="4"/>is a valid SI prefix, the corresponding power of 10 is gotten and value</text:p>
      <text:p text:style-name="Code"><text:s text:c="4"/>is divided by this power and returned as a floating point number.</text:p>
      <text:p text:style-name="Code"><text:s text:c="4"/>Otherwise, value is returned unchanged.</text:p>
      <text:p text:style-name="Code"><text:s text:c="4"/>'''</text:p>
      <text:p text:style-name="Code"><text:s text:c="4"/>eng = {"y": -24, "z": -21, "a": -18, "f": -15, "p": -12, "n": -9, "u": -6,</text:p>
      <text:p text:style-name="Code"><text:s text:c="11"/>"m": -3, "c": -2, "d": -1, "h": 2, "k": 3, "M": 6, "G": 9, "T": 12,</text:p>
      <text:p text:style-name="Code"><text:s text:c="11"/>"P": 15, "E": 18, "Z": 21, "Y": 24}</text:p>
      <text:p text:style-name="Code"><text:s text:c="4"/>unit = unit.strip()</text:p>
      <text:p text:style-name="Code"><text:s text:c="4"/>if not unit or unit[0] not in eng:</text:p>
      <text:p text:style-name="Code"><text:s text:c="8"/>return value</text:p>
      <text:p text:style-name="Code"><text:s text:c="4"/>else:</text:p>
      <text:p text:style-name="Code_20_end"><text:s text:c="8"/>return value/float(10**eng[unit[0]])</text:p>
      <text:p text:style-name="Text_20_body">For production code, we'd put in more error checking. <text:s/>For example, we'd test the types of the parameters and return a string indicating an error if they were improper to help the user debug what was wrong. <text:s/>But this isn't needed to show the principles.</text:p>
      <text:p text:style-name="Text_20_body">This python script can be put in the following places (at least this is my understanding). <text:s/>First, it could be included in the directory containing the python scripts that come with OO<text:note text:id="ftn1" text:note-class="footnote"><text:note-citation>2</text:note-citation><text:note-body><text:p text:style-name="Footnote">There's also a way to deploy multiple scripts in a .pkg file; I refer you to the web for details.</text:p></text:note-body></text:note>. <text:s/>This is probably a bad idea unless you want to deploy there so all users on the computer have access to the macro. <text:s/>Second, the typical way to deploy it is in your "personal" script directory. <text:s/>On Windows, this is (I use forward slashes because I'm in cygwin, but of course if you're in a DOS shell, use backslashes)</text:p>
      <text:p text:style-name="Code_20_end">c:/Documents and Settings/&lt;user&gt;/Application Data/OpenOffice.org/3/user/Scripts/python</text:p>
      <text:p text:style-name="Text_20_body"><text:soft-page-break/>and on Unix it's something like </text:p>
      <text:p text:style-name="Code_20_end">~/.openoffice.org.3.0/user/Scripts/python </text:p>
      <text:p text:style-name="Text_20_body">I'm too lazy to boot into a Linux system to check this (update: <text:s/>I no longer have Linux installed, so if this is in error, please notify me at the above email address), so the path could be wrong, but it should be something that rhymes. <text:s/>In both cases, you may have to make the <text:span text:style-name="Code">python</text:span> directory. <text:s/>From here on, I'll call this directory your local python script directory.</text:p>
      <text:p text:style-name="Text_20_body">The third location is to put it into the Calc spreadsheet's file, which is a zipped file of various other files. <text:s/>This looks straightforward; the instructions are here: <text:s/><text:a xlink:type="simple" xlink:href="http://udk.openoffice.org/python/scriptingframework/index.html">http://udk.openoffice.org/python/scriptingframework/index.html</text:a> (update: <text:s/>this link no longer works, so you'll have to search out the current location).</text:p>
      <text:p text:style-name="Text_20_body">Where you choose to put the python script depends on your deployment model. <text:s/>If you're going to distribute a script to other users on different machines, putting the python script(s) into the spreadsheet file is almost certainly the way to go, as you don't want users having to follow directions to make a directory and copy one or more files there -- someone is likely to do something wrong some day and cause both you and themselves support headaches. <text:s/>If you're the only user of the spreadsheet, then the logical place is your local script directory. <text:s/>From here on, I'll assume that the python script is in your local script directory.</text:p>
      <text:p text:style-name="Text_20_body">When you use <text:span text:style-name="Code">Tools-&gt;Macros-&gt;Organize Macros-&gt;Python</text:span>, you'll get a dialog that looks similar to the following:</text:p>
      <text:p text:style-name="Text_20_body"><draw:frame draw:style-name="fr1" draw:name="graphics1" text:anchor-type="paragraph" svg:width="3.4354in" svg:height="2.4193in" draw:z-index="0"><draw:image xlink:href="Pictures/2000000700002B0000001E49E7236F73.svm" xlink:type="simple" xlink:show="embed" xlink:actuate="onLoad"/></draw:frame>This shows the script files that are in my local python scripts directory; here, there's only one script called <text:span text:style-name="Code">myscript.py</text:span> and it contains only one function <text:span text:style-name="Code">ToSI</text:span>. <text:s/>It also shows I only have one Open Office file open, the spreadsheet <text:span text:style-name="Code">tst.ods</text:span>, where I have the Basic macro that calls the <text:span text:style-name="Code">ToSI()</text:span> python function.</text:p>
      <text:p text:style-name="Text_20_body">OK, we have our python file <text:span text:style-name="Code">myscript.py</text:span> saved in our local python script directory. <text:s/>Now we need to write the Basic macro stuff.</text:p>
      <text:h text:style-name="Heading_20_1" text:outline-level="1">The Basic macro</text:h>
      <text:p text:style-name="Text_20_body">Open a spreadsheet and use <text:span text:style-name="Code">Tools-&gt;Macros-&gt;Organize Macros-&gt;OpenOffice.org Basic</text:span> to get the following dialog:</text:p>
      <text:p text:style-name="Text_20_body"><draw:frame draw:style-name="fr1" draw:name="graphics2" text:anchor-type="paragraph" svg:width="4.7965in" svg:height="2.4835in" draw:z-index="1"><draw:image xlink:href="Pictures/2000000700003A8000001E49A3D1BCFD.svm" xlink:type="simple" xlink:show="embed" xlink:actuate="onLoad"/></draw:frame><text:soft-page-break/>Click on the name of your spreadsheet in the left window, then click on the <text:span text:style-name="Code">New</text:span> button to create a new macro module. <text:s/>Then highlight this module name and click on the <text:span text:style-name="Code">Edit</text:span> button to bring up the Basic editor. <text:s/>Paste in the following Basic code:</text:p>
      <text:p text:style-name="Code">' This macro file shows how to use OO Basic to act as an interface </text:p>
      <text:p text:style-name="Code">' to a python function.</text:p>
      <text:p text:style-name="Code"/>
      <text:p text:style-name="Code">' Keep a global reference to the ScriptProvider because there might </text:p>
      <text:p text:style-name="Code">' be many calls to find a script and we only need to find the ScriptProvider</text:p>
      <text:p text:style-name="Code">' once.</text:p>
      <text:p text:style-name="Code">Global MasterScriptProvider</text:p>
      <text:p text:style-name="Code"/>
      <text:p text:style-name="Code">' Specify name and location of python script.</text:p>
      <text:p text:style-name="Code">Const URL_Main = "vnd.sun.star.script:myscript.py$"</text:p>
      <text:p text:style-name="Code">Const URL_Args = "?language=Python&amp;location=user"</text:p>
      <text:p text:style-name="Code"/>
      <text:p text:style-name="Code">sub Main</text:p>
      <text:p text:style-name="Code"><text:tab/>print SI(1.23e-6, "um")</text:p>
      <text:p text:style-name="Code">end sub</text:p>
      <text:p text:style-name="Code"/>
      <text:p text:style-name="Code">function SI(a as double, u as string) as double</text:p>
      <text:p text:style-name="Code"><text:tab/>script = GetScript("ToSI")</text:p>
      <text:p text:style-name="Code"><text:tab/>SI = script.invoke(Array(a, u), Array(), Array())</text:p>
      <text:p text:style-name="Code">end function</text:p>
      <text:p text:style-name="Code"/>
      <text:p text:style-name="Code">Function GetMasterScriptProvider()</text:p>
      <text:p text:style-name="Code"><text:tab/>dim s as string</text:p>
      <text:p text:style-name="Code"><text:tab/>s = "com.sun.star.script.provider.MasterScriptProviderFactory"</text:p>
      <text:p text:style-name="Code"><text:tab/>if NOT isObject(MasterScriptProvider) then</text:p>
      <text:p text:style-name="Code"><text:tab/><text:tab/>factory = createUnoService(s)</text:p>
      <text:p text:style-name="Code"><text:tab/><text:tab/>MasterScriptProvider = factory.createScriptProvider("") <text:s text:c="21"/></text:p>
      <text:p text:style-name="Code"><text:tab/>endif</text:p>
      <text:p text:style-name="Code"><text:tab/>GetMasterScriptProvider = MasterScriptProvider</text:p>
      <text:p text:style-name="Code">End Function </text:p>
      <text:p text:style-name="Code"/>
      <text:p text:style-name="Code">function GetScript(name$)</text:p>
      <text:p text:style-name="Code"><text:tab/>url = URL_Main &amp; name$ &amp; URL_Args</text:p>
      <text:p text:style-name="Code"><text:tab/>msp = GetMasterScriptProvider()</text:p>
      <text:p text:style-name="Code"><text:tab/>GetScript = msp.getScript(url)</text:p>
      <text:p text:style-name="Code_20_end">end function</text:p>
      <text:p text:style-name="Text_20_body">This code will perhaps look a bit intimidating, but for now just look at the <text:span text:style-name="Code">SI()</text:span> function. <text:s/>This is our Basic macro that calls the python function <text:span text:style-name="Code">ToSI()</text:span>. <text:s/>I'm not going to explain the code, as you can research this stuff on the web if you want more details (besides, I don't know much about it).</text:p>
      <text:p text:style-name="Text_20_body">The <text:span text:style-name="Code">GetScript()</text:span> function gets a reference to the python function we want to call and the <text:span text:style-name="Code">invoke()</text:span> method on this reference object is used to call the python function.</text:p>
      <text:p text:style-name="Text_20_body"><text:soft-page-break/>The function parameters we want to pass to the python function are "marshalled" by the <text:span text:style-name="Code">Array()</text:span> function. <text:s/>This is a Basic function that creates a (possibly heterogeneous) array object from its parameters. <text:s/>The Basic framework is doing a fair bit of magic behind the scenes to allow you to call into another programming language interface. <text:s/>All we have to know here is that it works.</text:p>
      <text:p text:style-name="Text_20_body">One other thing is the <text:span text:style-name="Code">Main</text:span> function. <text:s/>This is how I test to see whether the Basic macro function SI is working correctly. <text:s/>This lets me click on the toolbar button to run the macro (or just press F5) and I can insert a breakpoint to step through and see what's happening.</text:p>
      <text:h text:style-name="Heading_20_1" text:outline-level="1">Use in the spreadsheet</text:h>
      <text:p text:style-name="Text_20_body">The final step is to call the Basic macro from our spreadsheet. <text:s/>Here's how I did it in my spreadsheet:</text:p>
      <text:p text:style-name="Text_20_body"><draw:frame draw:style-name="fr1" draw:name="graphics3" text:anchor-type="paragraph" svg:width="1.9043in" svg:height="0.4472in" draw:z-index="2"><draw:image xlink:href="Pictures/2000000700001AE00000064FAB15B492.svm" xlink:type="simple" xlink:show="embed" xlink:actuate="onLoad"/></draw:frame>When this function is executed, the result in the cell is 1.23, which is the floating point value I expected. <text:s/>In other words, the SI macro took the floating point number from E5 (the blue cell) and the unit string in F5 (the red cell) and combined them via the python function to return the 1.23e-6 number divided by 10<text:span text:style-name="T1">-6</text:span>, which converted the number in E5 in m to the number in E6 in <text:span text:style-name="T2"></text:span>m. <text:s/></text:p>
      <text:p text:style-name="Text_20_body">Hopefully, this gives you enough information to use python functions in your Calc spreadshee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Timing" svg:font-family="Timing" style:font-adornments="Regular" style:font-family-generic="roman" style:font-pitch="fixed" style:font-charset="x-symbol"/>
    <style:font-face style:name="OpenSymbol" svg:font-family="OpenSymbol" style:font-pitch="variable" style:font-charset="x-symbol"/>
    <style:font-face style:name="Arial" svg:font-family="Arial"/>
    <style:font-face style:name="Tahoma1" svg:font-family="Tahoma"/>
    <style:font-face style:name="Courier New" svg:font-family="'Courier New'" style:font-family-generic="modern" style:font-pitch="fixed"/>
    <style:font-face style:name="Lucida Console" svg:font-family="'Lucida Console'" style:font-adornments="Bold" style:font-family-generic="modern" style:font-pitch="fixed"/>
    <style:font-face style:name="Arial Unicode MS" svg:font-family="'Arial Unicode MS'" style:font-pitch="variable"/>
    <style:font-face style:name="Tahoma" svg:font-family="Tahoma" style:font-pitch="variable"/>
    <style:font-face style:name="Arial1" svg:font-family="Arial"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left="0.2in" fo:margin-right="0in" fo:margin-top="0in" fo:margin-bottom="0.0799in" fo:text-indent="0in" style:auto-text-indent="false"/>
      <style:text-properties fo:font-size="11pt"/>
    </style:style>
    <style:style style:name="List" style:family="paragraph" style:parent-style-name="Text_20_body" style:class="list">
      <style:text-properties style:font-name="Arial" style:font-name-complex="Tahoma1"/>
    </style:style>
    <style:style style:name="Caption" style:family="paragraph" style:parent-style-name="Standard" style:class="extra">
      <style:paragraph-properties fo:margin-top="0.0835in" fo:margin-bottom="0.0835in" fo:text-align="center" style:justify-single-word="false" text:number-lines="false" text:line-number="0"/>
      <style:text-properties style:font-name="Arial" fo:font-size="10pt" fo:font-style="italic" fo:font-weight="bold"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Arial" style:font-name-complex="Tahoma1"/>
    </style:style>
    <style:style style:name="Marginalia" style:family="paragraph" style:parent-style-name="Text_20_body" style:class="text">
      <style:paragraph-properties fo:margin-left="1.5752in" fo:margin-right="0in" fo:text-indent="0in" style:auto-text-indent="false"/>
    </style:style>
    <style:style style:name="Heading_20_1" style:display-name="Heading 1" style:family="paragraph" style:parent-style-name="Heading" style:next-style-name="Text_20_body" style:default-outline-level="1" style:class="text">
      <style:paragraph-properties fo:margin-left="0in" fo:margin-right="0in" fo:margin-top="0.2in" fo:margin-bottom="0.0799in" fo:text-align="center" style:justify-single-word="false" fo:text-indent="0in" style:auto-text-indent="false" fo:background-color="#e6e6e6">
        <style:background-image/>
      </style:paragraph-properties>
      <style:text-properties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in" fo:margin-bottom="0.0799in" fo:text-indent="0in" style:auto-text-indent="false"/>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0.05in" fo:margin-right="0in" fo:margin-top="0in" fo:margin-bottom="0.05in" fo:text-indent="0in" style:auto-text-indent="false"/>
      <style:text-properties fo:font-size="13pt" fo:font-style="italic"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left="0.1in" fo:margin-right="0in" fo:margin-top="0.05in" fo:margin-bottom="0.05in" fo:text-indent="0in" style:auto-text-indent="false" fo:background-color="transparent">
        <style:background-image/>
      </style:paragraph-properties>
      <style:text-properties fo:font-size="12pt" fo:font-style="normal" style:text-underline-style="solid" style:text-underline-width="bold" style:text-underline-color="font-color"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15in" fo:margin-right="0in" fo:margin-top="0.05in" fo:margin-bottom="0.05in" fo:text-indent="0in" style:auto-text-indent="false"/>
      <style:text-properties fo:font-size="11pt" fo:font-weight="bold" style:font-size-asian="85%" style:font-weight-asian="bold" style:font-size-complex="85%" style:font-weight-complex="bold"/>
    </style:style>
    <style:style style:name="Header" style:family="paragraph" style:parent-style-name="Standard" style:class="extra">
      <style:paragraph-properties text:number-lines="false" text:line-number="0">
        <style:tab-stops>
          <style:tab-stop style:position="3.5in" style:type="center"/>
          <style:tab-stop style:position="7in" style:type="right"/>
        </style:tab-stops>
      </style:paragraph-properties>
      <style:text-properties fo:font-size="11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text-properties fo:font-size="11pt"/>
    </style:style>
    <style:style style:name="Table_20_Contents" style:display-name="Table Contents" style:family="paragraph" style:parent-style-name="Standard" style:class="extra" style:master-page-name="">
      <style:paragraph-properties fo:margin-left="0in" fo:margin-right="0in" fo:text-indent="0in" style:auto-text-indent="false" style:page-number="auto"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 style:family="paragraph" style:parent-style-name="Caption" style:class="extra"/>
    <style:style style:name="Title" style:family="paragraph" style:parent-style-name="Heading" style:next-style-name="Subtitle" style:class="chapter">
      <style:paragraph-properties fo:margin-top="0in" fo:margin-bottom="0.0799in" fo:text-align="center" style:justify-single-word="false"/>
      <style:text-properties fo:font-size="16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margin-top="0in" fo:margin-bottom="0.0201in" fo:text-align="center" style:justify-single-word="false"/>
      <style:text-properties fo:font-size="11pt" fo:font-style="normal" fo:font-weight="normal" style:font-size-asian="14pt" style:font-style-asian="italic" style:font-size-complex="14pt" style:font-style-complex="italic"/>
    </style:style>
    <style:style style:name="xx" style:family="paragraph" style:parent-style-name="Text_20_body" style:next-style-name="Text_20_body" style:class="text">
      <style:paragraph-properties fo:background-color="#ffffcc">
        <style:background-image/>
      </style:paragraph-properties>
    </style:style>
    <style:style style:name="Code" style:family="paragraph" style:parent-style-name="Standard" style:class="text" style:master-page-name="">
      <style:paragraph-properties fo:margin-left="0.3in" fo:margin-right="0in" fo:text-indent="0in" style:auto-text-indent="false" style:page-number="auto"/>
      <style:text-properties fo:color="#00538d" style:font-name="Lucida Console" fo:font-size="10pt" fo:font-weight="normal"/>
    </style:style>
    <style:style style:name="Equation" style:family="paragraph" style:parent-style-name="Text_20_body" style:class="text">
      <style:paragraph-properties fo:text-align="center" style:justify-single-word="false"/>
    </style:style>
    <style:style style:name="Timing" style:family="paragraph" style:parent-style-name="Standard" style:class="text">
      <style:text-properties style:font-name="Timing"/>
    </style:style>
    <style:style style:name="Code_20_end" style:display-name="Code end" style:family="paragraph" style:parent-style-name="Code">
      <style:paragraph-properties fo:margin-top="0in" fo:margin-bottom="0.0799in"/>
    </style:style>
    <style:style style:name="Where" style:family="paragraph" style:parent-style-name="Text_20_body" style:class="text">
      <style:paragraph-properties fo:margin-left="0.4925in" fo:margin-right="0in" fo:margin-top="0in" fo:margin-bottom="0in" fo:text-indent="0in" style:auto-text-indent="false" fo:background-color="transparent">
        <style:background-image/>
      </style:paragraph-properties>
    </style:style>
    <style:style style:name="Where_20_end" style:display-name="Where end" style:family="paragraph" style:parent-style-name="Where" style:class="text">
      <style:paragraph-properties fo:margin-top="0in" fo:margin-bottom="0.0799in"/>
    </style:style>
    <style:style style:name="Comment" style:family="paragraph" style:parent-style-name="Code">
      <style:text-properties fo:color="#800000"/>
    </style:style>
    <style:style style:name="Reference" style:family="paragraph" style:parent-style-name="Text_20_body">
      <style:paragraph-properties fo:margin-left="0.2in" fo:margin-right="0in" fo:text-indent="0in" style:auto-text-indent="false">
        <style:tab-stops/>
      </style:paragraph-properties>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Visited_20_Internet_20_Link" style:display-name="Visited Internet Link" style:family="text">
      <style:text-properties fo:color="#800000" style:text-underline-style="solid" style:text-underline-width="auto" style:text-underline-color="font-color"/>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Emphasis" style:family="text">
      <style:text-properties fo:font-style="italic" style:font-style-asian="italic" style:font-style-complex="italic"/>
    </style:style>
    <style:style style:name="Example" style:family="text">
      <style:text-properties style:font-name="Courier New" style:font-name-asian="Courier New" style:font-name-complex="Courier New"/>
    </style:style>
    <style:style style:name="Variable" style:family="text">
      <style:text-properties fo:font-style="italic" style:font-style-asian="italic" style:font-style-complex="italic"/>
    </style:style>
    <style:style style:name="Definition" style:family="text"/>
    <style:style style:name="Teletype" style:family="text">
      <style:text-properties fo:color="#800000" style:font-name="Courier New" fo:font-size="11pt" fo:background-color="transparent" style:font-name-asian="Courier New" style:font-name-complex="Courier New"/>
    </style:style>
    <style:style style:name="Superscript" style:family="text">
      <style:text-properties style:text-position="super 58%"/>
    </style:style>
    <style:style style:name="Subscript" style:family="text">
      <style:text-properties style:text-position="sub 58%"/>
    </style:style>
    <style:style style:name="Timing" style:family="text">
      <style:text-properties style:font-name="Timing" fo:font-size="11pt"/>
    </style:style>
    <style:style style:name="Code" style:family="text">
      <style:text-properties fo:color="#00538d" style:font-name="Lucida Console" fo:font-size="10pt" fo:font-weight="normal"/>
    </style:style>
    <style:style style:name="Important" style:family="text">
      <style:text-properties fo:font-size="11pt" fo:font-weight="bold"/>
    </style:style>
    <style:style style:name="Important_20_-_20_red" style:display-name="Important - red" style:family="text" style:parent-style-name="Important">
      <style:text-properties fo:color="#ff0000"/>
    </style:style>
    <style:style style:name="Important_20_-_20_blue" style:display-name="Important - blue" style:family="text" style:parent-style-name="Important">
      <style:text-properties fo:color="#0066cc"/>
    </style:style>
    <style:style style:name="Important_20_-_20_green" style:display-name="Important - green" style:family="text" style:parent-style-name="Important">
      <style:text-properties fo:color="#008000"/>
    </style:style>
    <style:style style:name="Important_20_-_20_bordeaux" style:display-name="Important - bordeaux" style:family="text" style:parent-style-name="Important">
      <style:text-properties fo:color="#993366"/>
    </style:style>
    <style:style style:name="Line_20_number" style:display-name="Line number" style:family="text" style:parent-style-name="Code">
      <style:text-properties fo:color="#008000"/>
    </style:style>
    <style:style style:name="Book_20_title" style:display-name="Book title" style:family="text" style:parent-style-name="Emphasis">
      <style:text-properties fo:font-size="11pt"/>
    </style:style>
    <style:style style:name="Keyword" style:family="text" style:parent-style-name="Important_20_-_20_blue">
      <style:text-properties fo:color="#008080"/>
    </style:style>
    <style:style style:name="Section" style:family="text" style:parent-style-name="Important"/>
    <style:style style:name="Article_20_title" style:display-name="Article title" style:family="text" style:parent-style-name="Book_20_title"/>
    <style:style style:name="Code_2c__20_important" style:display-name="Code, important" style:family="text" style:parent-style-name="Code">
      <style:text-properties fo:color="#b80047"/>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in" svg:y="0in" fo:margin-left="0.0402in" fo:margin-right="0.0402in" fo:margin-top="0.0402in" fo:margin-bottom="0.0402in" style:wrap="parallel" style:number-wrapped-paragraphs="no-limit" style:wrap-contour="false" style:vertical-pos="top" style:vertical-rel="paragraph-content" style:horizontal-pos="center" style:horizontal-rel="paragraph-content" fo:background-color="transparent" style:background-transparency="100%" fo:padding="0.0591in" fo:border="0.0008in solid #000000">
        <style:background-image/>
      </style:graphic-properties>
    </style:style>
    <style:style style:name="Graphics" style:family="graphic">
      <style:graphic-properties text:anchor-type="paragraph" svg:x="0in" svg:y="0in" fo:margin-top="0in" fo:margin-bottom="0.1in" style:wrap="none" style:vertical-pos="top" style:vertical-rel="paragraph" style:horizontal-pos="center" style:horizontal-rel="paragraph" fo:background-color="transparent" style:background-transparency="100%">
        <style:background-image/>
        <style:columns fo:column-count="1" fo:column-gap="0in"/>
      </style:graphic-properties>
    </style:style>
    <style:style style:name="OLE" style:family="graphic">
      <style:graphic-properties text:anchor-type="paragraph" svg:x="0in" svg:y="0in" fo:margin-top="0in" fo:margin-bottom="0.1in" style:wrap="none" style:vertical-pos="top" style:vertical-rel="paragraph" style:horizontal-pos="center" style:horizontal-rel="paragraph"/>
    </style:style>
    <style:style style:name="Formula" style:family="graphic">
      <style:graphic-properties text:anchor-type="as-char" svg:y="0in" fo:margin-left="0in" fo:margin-right="0in" style:wrap="parallel" style:number-wrapped-paragraphs="no-limit" style:wrap-contour="false" style:vertical-pos="middle" style:vertical-rel="text" fo:background-color="transparent" style:background-transparency="100%" style:shadow="none">
        <style:background-image/>
        <style:columns fo:column-count="1" fo:column-gap="0in"/>
      </style:graphic-properties>
    </style:style>
    <style:style style:name="Marginalia" style:family="graphic">
      <style:graphic-properties svg:width="1.378in" fo:min-height="0.1965in" text:anchor-type="paragraph" svg:x="0in" svg:y="0in"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in" svg:y="0in"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in" fo:margin-left="0.0402in" fo:margin-right="0.0402in" style:protect="size position" style:wrap="parallel" style:number-wrapped-paragraphs="no-limit" style:wrap-contour="false" style:vertical-pos="top" style:vertical-rel="baseline"/>
    </style:style>
    <style:style style:name="Dimension_2c__20_mm_2c__20_1_20_place" style:display-name="Dimension, mm, 1 place" style:family="graphic" style:parent-style-name="Dimension_2c__20_mm"/>
    <style:style style:name="Dimension_2c__20_mm_2c__20_0_20_places" style:display-name="Dimension, mm, 0 places" style:family="graphic" style:parent-style-name="Dimension_2c__20_mm"/>
    <style:style style:name="Dimension_2c__20_inches_2c__20_3_20_places" style:display-name="Dimension, inches, 3 places" style:family="graphic" style:parent-style-name="Dimension_2c__20_inches"/>
    <style:style style:name="Dimension_2c__20_inches_2c__20_1_20_place" style:display-name="Dimension, inches, 1 place" style:family="graphic" style:parent-style-name="Dimension_2c__20_inches"/>
    <style:style style:name="Dimension_2c__20_inches_2c__20_0_20_places" style:display-name="Dimension, inches, 0 places" style:family="graphic" style:parent-style-name="Dimension_2c__20_inches"/>
    <style:style style:name="Dimension_2c__20_mm" style:display-name="Dimension, mm" style:family="graphic" style:parent-style-name="Dimension"/>
    <style:style style:name="Dimension_2c__20_inches" style:display-name="Dimension, inches" style:family="graphic" style:parent-style-name="Dimension"/>
    <style:style style:name="Dimension" style:family="graphic" style:parent-style-name="Default_20_custom"/>
    <style:style style:name="Object_2c__20_filled_2c__20_light_20_yellow" style:display-name="Object, filled, light yellow" style:family="graphic" style:parent-style-name="Object_2c__20_filled"/>
    <style:style style:name="Object_2c__20_filled" style:display-name="Object, filled" style:family="graphic" style:parent-style-name="Object"/>
    <style:style style:name="Object" style:family="graphic" style:parent-style-name="Default_20_custom"/>
    <style:style style:name="Major_20_object_2c__20_filled_2c__20_light_20_yellow" style:display-name="Major object, filled, light yellow" style:family="graphic" style:parent-style-name="Major_20_object_2c__20_filled"/>
    <style:style style:name="Major_20_object_2c__20_filled" style:display-name="Major object, filled" style:family="graphic" style:parent-style-name="Major_20_object"/>
    <style:style style:name="Major_20_object" style:display-name="Major object" style:family="graphic" style:parent-style-name="Default_20_custom"/>
    <style:style style:name="Default_20_custom" style:display-name="Default custom" style:family="graphic" style:parent-style-name="standard"/>
    <style:style style:name="Line_20_for_20_dimensioning_20_to" style:display-name="Line for dimensioning to" style:family="graphic" style:parent-style-name="Default_20_custom"/>
    <style:style style:name="Double_20_arrow" style:display-name="Double arrow" style:family="graphic" style:parent-style-name="Default_20_custom"/>
    <style:style style:name="Arrow_2c__20_begin" style:display-name="Arrow, begin" style:family="graphic" style:parent-style-name="Default_20_custom"/>
    <style:style style:name="Arrow_2c__20_end" style:display-name="Arrow, end" style:family="graphic" style:parent-style-name="Default_20_custom"/>
    <style:style style:name="measure" style:family="graphic" style:parent-style-name="standard"/>
    <style:style style:name="headline2" style:family="graphic" style:parent-style-name="standard"/>
    <style:style style:name="headline1" style:family="graphic" style:parent-style-name="standard"/>
    <style:style style:name="headline" style:family="graphic" style:parent-style-name="standard"/>
    <style:style style:name="title2" style:family="graphic" style:parent-style-name="standard"/>
    <style:style style:name="title1" style:family="graphic" style:parent-style-name="standard"/>
    <style:style style:name="title" style:family="graphic" style:parent-style-name="standard"/>
    <style:style style:name="textbodyindent" style:family="graphic" style:parent-style-name="standard"/>
    <style:style style:name="textbodyjustfied" style:family="graphic" style:parent-style-name="standard"/>
    <style:style style:name="textbody" style:family="graphic" style:parent-style-name="standard"/>
    <style:style style:name="text" style:family="graphic" style:parent-style-name="standard"/>
    <style:style style:name="objectwithoutfill" style:family="graphic" style:parent-style-name="standard"/>
    <style:style style:name="objectwithshadow" style:family="graphic" style:parent-style-name="standard"/>
    <style:style style:name="objectwitharrow" style:family="graphic" style:parent-style-name="standard"/>
    <style:style style:name="standard" style:family="graphic">
      <style:graphic-properties fo:padding-left="0.0984in" fo:padding-right="0.0984in" fo:padding-top="0.0492in" fo:padding-bottom="0.0492in" fo:border="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Hierarchical_20_-_20_separate_20_numbers" style:display-name="Hierarchical - separate numbers">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Hierarchical_20_-_20_combined_20_numbers" style:display-name="Hierarchical - combined numbers">
      <text:list-level-style-number text:level="1" text:style-name="Numbering_20_Symbols" style:num-prefix=" " style:num-suffix=" " style:num-format="1">
        <style:list-level-properties text:space-before="0.25in" text:min-label-width="0.25in" text:min-label-distance="0.05in"/>
      </text:list-level-style-number>
      <text:list-level-style-number text:level="2" text:style-name="Numbering_20_Symbols" style:num-prefix=" " style:num-suffix=" " style:num-format="1" text:display-levels="2">
        <style:list-level-properties text:space-before="0.5in" text:min-label-width="0.25in" text:min-label-distance="0.05in"/>
      </text:list-level-style-number>
      <text:list-level-style-number text:level="3" text:style-name="Numbering_20_Symbols" style:num-prefix=" " style:num-suffix=" " style:num-format="1" text:display-levels="3">
        <style:list-level-properties text:space-before="0.75in" text:min-label-width="0.25in" text:min-label-distance="0.05in"/>
      </text:list-level-style-number>
      <text:list-level-style-number text:level="4" text:style-name="Numbering_20_Symbols" style:num-prefix=" " style:num-suffix=" " style:num-format="1" text:display-levels="4">
        <style:list-level-properties text:space-before="1in" text:min-label-width="0.25in" text:min-label-distance="0.05in"/>
      </text:list-level-style-number>
      <text:list-level-style-number text:level="5" text:style-name="Numbering_20_Symbols" style:num-prefix=" " style:num-suffix=" " style:num-format="1" text:display-levels="5">
        <style:list-level-properties text:space-before="1.25in" text:min-label-width="0.25in" text:min-label-distance="0.05in"/>
      </text:list-level-style-number>
      <text:list-level-style-number text:level="6" text:style-name="Numbering_20_Symbols" style:num-prefix=" " style:num-suffix=" " style:num-format="1" text:display-levels="6">
        <style:list-level-properties text:space-before="1.5in" text:min-label-width="0.25in" text:min-label-distance="0.05in"/>
      </text:list-level-style-number>
      <text:list-level-style-number text:level="7" text:style-name="Numbering_20_Symbols" style:num-prefix=" " style:num-suffix=" " style:num-format="1" text:display-levels="7">
        <style:list-level-properties text:space-before="1.75in" text:min-label-width="0.25in" text:min-label-distance="0.05in"/>
      </text:list-level-style-number>
      <text:list-level-style-number text:level="8" text:style-name="Numbering_20_Symbols" style:num-prefix=" " style:num-suffix=" " style:num-format="1" text:display-levels="8">
        <style:list-level-properties text:space-before="2in" text:min-label-width="0.25in" text:min-label-distance="0.05in"/>
      </text:list-level-style-number>
      <text:list-level-style-number text:level="9" text:style-name="Numbering_20_Symbols" style:num-prefix=" " style:num-suffix=" " style:num-format="1" text:display-levels="9">
        <style:list-level-properties text:space-before="2.25in" text:min-label-width="0.25in" text:min-label-distance="0.05in"/>
      </text:list-level-style-number>
      <text:list-level-style-number text:level="10" text:style-name="Numbering_20_Symbols" style:num-prefix=" " style:num-suffix=" " style:num-format="1" text:display-levels="10">
        <style:list-level-properties text:space-before="2.5in" text:min-label-width="0.25in" text:min-label-distance="0.05in"/>
      </text:list-level-style-number>
    </text:list-style>
    <text:list-style style:name="Bullets_20_-_20_round" style:display-name="Bullets - round">
      <text:list-level-style-bullet text:level="1" text:style-name="Bullet_20_Symbols" text:bullet-char="•">
        <style:list-level-properties text:space-before="0.25in" text:min-label-width="0.2in"/>
        <style:text-properties style:font-name="StarSymbol"/>
      </text:list-level-style-bullet>
      <text:list-level-style-bullet text:level="2" text:style-name="Bullet_20_Symbols" text:bullet-char="•">
        <style:list-level-properties text:space-before="0.5in" text:min-label-width="0.2in"/>
        <style:text-properties style:font-name="StarSymbol"/>
      </text:list-level-style-bullet>
      <text:list-level-style-bullet text:level="3" text:style-name="Bullet_20_Symbols" text:bullet-char="•">
        <style:list-level-properties text:space-before="0.75in" text:min-label-width="0.2in"/>
        <style:text-properties style:font-name="StarSymbol"/>
      </text:list-level-style-bullet>
      <text:list-level-style-bullet text:level="4" text:style-name="Bullet_20_Symbols" text:bullet-char="•">
        <style:list-level-properties text:space-before="1in" text:min-label-width="0.2in"/>
        <style:text-properties style:font-name="StarSymbol"/>
      </text:list-level-style-bullet>
      <text:list-level-style-bullet text:level="5" text:style-name="Bullet_20_Symbols" text:bullet-char="•">
        <style:list-level-properties text:space-before="1.25in" text:min-label-width="0.2in"/>
        <style:text-properties style:font-name="StarSymbol"/>
      </text:list-level-style-bullet>
      <text:list-level-style-bullet text:level="6" text:style-name="Bullet_20_Symbols" text:bullet-char="•">
        <style:list-level-properties text:space-before="1.5in" text:min-label-width="0.2in"/>
        <style:text-properties style:font-name="StarSymbol"/>
      </text:list-level-style-bullet>
      <text:list-level-style-bullet text:level="7" text:style-name="Bullet_20_Symbols" text:bullet-char="•">
        <style:list-level-properties text:space-before="1.75in" text:min-label-width="0.2in"/>
        <style:text-properties style:font-name="StarSymbol"/>
      </text:list-level-style-bullet>
      <text:list-level-style-bullet text:level="8" text:style-name="Bullet_20_Symbols" text:bullet-char="•">
        <style:list-level-properties text:space-before="2in" text:min-label-width="0.2in"/>
        <style:text-properties style:font-name="StarSymbol"/>
      </text:list-level-style-bullet>
      <text:list-level-style-bullet text:level="9" text:style-name="Bullet_20_Symbols" text:bullet-char="•">
        <style:list-level-properties text:space-before="2.25in" text:min-label-width="0.2in"/>
        <style:text-properties style:font-name="StarSymbol"/>
      </text:list-level-style-bullet>
      <text:list-level-style-bullet text:level="10" text:style-name="Bullet_20_Symbols" text:bullet-char="•">
        <style:list-level-properties text:space-before="2.5in" text:min-label-width="0.2in"/>
        <style:text-properties style:font-name="StarSymbol"/>
      </text:list-level-style-bullet>
    </text:list-style>
    <text:list-style style:name="Bullets_20_-_20_diamonds" style:display-name="Bullets - diamonds">
      <text:list-level-style-bullet text:level="1" text:style-name="Bullet_20_Symbols" style:num-suffix="." text:bullet-char="">
        <style:list-level-properties text:space-before="0.2in" text:min-label-width="0.2in"/>
        <style:text-properties style:font-name="StarSymbol"/>
      </text:list-level-style-bullet>
      <text:list-level-style-bullet text:level="2" text:style-name="Bullet_20_Symbols" style:num-suffix="." text:bullet-char="">
        <style:list-level-properties text:space-before="0.4in" text:min-label-width="0.2in"/>
        <style:text-properties style:font-name="StarSymbol"/>
      </text:list-level-style-bullet>
      <text:list-level-style-bullet text:level="3" text:style-name="Bullet_20_Symbols" style:num-suffix="." text:bullet-char="">
        <style:list-level-properties text:space-before="0.6in" text:min-label-width="0.2in"/>
        <style:text-properties style:font-name="StarSymbol"/>
      </text:list-level-style-bullet>
      <text:list-level-style-bullet text:level="4" text:style-name="Bullet_20_Symbols" style:num-suffix="." text:bullet-char="">
        <style:list-level-properties text:space-before="0.8in" text:min-label-width="0.2in"/>
        <style:text-properties style:font-name="StarSymbol"/>
      </text:list-level-style-bullet>
      <text:list-level-style-bullet text:level="5" text:style-name="Bullet_20_Symbols" style:num-suffix="." text:bullet-char="">
        <style:list-level-properties text:space-before="1in" text:min-label-width="0.2in"/>
        <style:text-properties style:font-name="StarSymbol"/>
      </text:list-level-style-bullet>
      <text:list-level-style-bullet text:level="6" text:style-name="Bullet_20_Symbols" style:num-suffix="." text:bullet-char="">
        <style:list-level-properties text:space-before="1.2in" text:min-label-width="0.2in"/>
        <style:text-properties style:font-name="StarSymbol"/>
      </text:list-level-style-bullet>
      <text:list-level-style-bullet text:level="7" text:style-name="Bullet_20_Symbols" style:num-suffix="." text:bullet-char="">
        <style:list-level-properties text:space-before="1.4in" text:min-label-width="0.2in"/>
        <style:text-properties style:font-name="StarSymbol"/>
      </text:list-level-style-bullet>
      <text:list-level-style-bullet text:level="8" text:style-name="Bullet_20_Symbols" style:num-suffix="." text:bullet-char="">
        <style:list-level-properties text:space-before="1.6in" text:min-label-width="0.2in"/>
        <style:text-properties style:font-name="StarSymbol"/>
      </text:list-level-style-bullet>
      <text:list-level-style-bullet text:level="9" text:style-name="Bullet_20_Symbols" style:num-suffix="." text:bullet-char="">
        <style:list-level-properties text:space-before="1.8in" text:min-label-width="0.2in"/>
        <style:text-properties style:font-name="StarSymbol"/>
      </text:list-level-style-bullet>
      <text:list-level-style-bullet text:level="10" text:style-name="Bullet_20_Symbols" style:num-suffix="." text:bullet-char="">
        <style:list-level-properties text:space-before="2in" text:min-label-width="0.2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11in" fo:page-height="8.5in" style:num-format="1" style:print-orientation="landscape" fo:margin-top="0.5in" fo:margin-bottom="0.5in" fo:margin-left="0.5in" fo:margin-right="0.5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page-layout>
    <style:page-layout style:name="Mpm3">
      <style:page-layout-properties fo:page-width="8.5in" fo:page-height="11in" style:num-format="1" style:print-orientation="portrait" fo:margin-top="0.5in" fo:margin-bottom="0.5in" fo:margin-left="0.5in" fo:margin-right="0.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4">
      <style:page-layout-properties fo:page-width="11in" fo:page-height="8.5in" style:num-format="1" style:print-orientation="landscape" fo:margin-top="0.75in" fo:margin-bottom="0.75in" fo:margin-left="0.75in" fo:margin-right="0.7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5">
      <style:page-layout-properties fo:page-width="8.5in" fo:page-height="11in" style:num-format="1" style:print-orientation="portrait" fo:margin-top="0.3937in" fo:margin-bottom="0.3937in" fo:margin-left="0.3937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Landscape_20_1_2f_2_22__20_margins" style:display-name="Landscape 1/2&quot; margins" style:page-layout-name="Mpm2"/>
    <style:master-page style:name="Portrait_20_1_2f_2_22__20_margins" style:display-name="Portrait 1/2&quot; margins" style:page-layout-name="Mpm3"/>
    <style:master-page style:name="Landscape" style:page-layout-name="Mpm4"/>
    <style:master-page style:name="Normal_5f_draw1" style:display-name="Normal_draw1"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omeonesdad </meta:initial-creator>
    <meta:creation-date>2010-12-08T15:46:38.33</meta:creation-date>
    <dc:date>2011-10-20T13:15:14.72</dc:date>
    <meta:editing-duration>PT03H19M10S</meta:editing-duration>
    <meta:editing-cycles>41</meta:editing-cycles>
    <meta:generator>OpenOffice.org/3.2$Win32 OpenOffice.org_project/320m18$Build-9502</meta:generator>
    <meta:document-statistic meta:table-count="0" meta:image-count="3" meta:object-count="0" meta:page-count="4" meta:paragraph-count="77" meta:word-count="1413" meta:character-count="8379"/>
    <meta:user-defined meta:name="Info 1"/>
    <meta:user-defined meta:name="Info 2"/>
    <meta:user-defined meta:name="Info 3"/>
    <meta:user-defined meta:name="Info 4"/>
    <meta:template xlink:type="simple" xlink:actuate="onRequest" xlink:title="Normal" xlink:href="../../../p/doc/templates_open_office/Normal.ott" meta:date="2010-11-30T13:06:41"/>
  </office:meta>
</office:document-meta>
</file>